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American Typewriter" svg:font-family="'American Typewrite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d359a" officeooo:paragraph-rsid="001d359a"/>
    </style:style>
    <style:style style:name="P2" style:family="paragraph" style:parent-style-name="Standard">
      <style:text-properties fo:font-weight="bold" officeooo:rsid="001d359a" officeooo:paragraph-rsid="001d359a" style:font-weight-asian="bold" style:font-weight-complex="bold"/>
    </style:style>
    <style:style style:name="P3" style:family="paragraph" style:parent-style-name="Standard">
      <style:paragraph-properties fo:text-align="start" style:justify-single-word="false"/>
      <style:text-properties style:font-name="Liberation Sans" fo:font-size="12pt" fo:font-weight="normal" officeooo:rsid="001d359a" officeooo:paragraph-rsid="001d359a" style:font-size-asian="10.5pt" style:font-weight-asian="normal" style:font-size-complex="12pt" style:font-weight-complex="normal"/>
    </style:style>
    <style:style style:name="P4" style:family="paragraph" style:parent-style-name="Standard">
      <style:paragraph-properties fo:text-align="center" style:justify-single-word="false"/>
      <style:text-properties style:font-name="Liberation Sans" fo:font-size="12pt" fo:font-weight="normal" officeooo:rsid="001d359a" officeooo:paragraph-rsid="001d359a"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ans" fo:font-size="24pt" fo:font-weight="normal" officeooo:rsid="001d359a" officeooo:paragraph-rsid="001d359a" style:font-size-asian="24pt" style:font-weight-asian="normal" style:font-size-complex="24pt" style:font-weight-complex="normal"/>
    </style:style>
    <style:style style:name="P6" style:family="paragraph" style:parent-style-name="Standard">
      <style:paragraph-properties fo:text-align="start" style:justify-single-word="false"/>
      <style:text-properties style:font-name="Times New Roman" fo:font-size="12pt" fo:font-weight="normal" officeooo:rsid="001d359a" officeooo:paragraph-rsid="001d359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fo:font-weight="bold" officeooo:rsid="001d359a" officeooo:paragraph-rsid="001d359a"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Times New Roman" fo:font-size="15pt" fo:font-weight="bold" officeooo:rsid="001d359a" officeooo:paragraph-rsid="001d359a" style:font-size-asian="15pt" style:font-weight-asian="bold" style:font-size-complex="15pt" style:font-weight-complex="bold"/>
    </style:style>
    <style:style style:name="P9" style:family="paragraph" style:parent-style-name="Standard">
      <style:text-properties fo:font-weight="normal" officeooo:rsid="001d359a" officeooo:paragraph-rsid="001d359a" style:font-weight-asian="normal" style:font-weight-complex="normal"/>
    </style:style>
    <style:style style:name="P10" style:family="paragraph" style:parent-style-name="Standard">
      <style:paragraph-properties fo:text-align="center" style:justify-single-word="false"/>
      <style:text-properties style:font-name="American Typewriter" fo:font-size="62pt" fo:font-weight="normal" officeooo:rsid="001d359a" officeooo:paragraph-rsid="001d359a" style:font-size-asian="62pt" style:font-weight-asian="normal" style:font-size-complex="62pt" style:font-weight-complex="normal"/>
    </style:style>
    <style:style style:name="P11" style:family="paragraph" style:parent-style-name="Standard">
      <style:paragraph-properties fo:text-align="start" style:justify-single-word="false"/>
      <style:text-properties style:font-name="Times New Roman" fo:font-size="12pt" fo:font-weight="normal" officeooo:rsid="001d359a" officeooo:paragraph-rsid="0029dc4c"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2pt" fo:font-weight="normal" officeooo:rsid="001d359a" officeooo:paragraph-rsid="002ef39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 fo:font-size="12pt" fo:font-weight="normal" officeooo:rsid="001d359a" officeooo:paragraph-rsid="00320f70"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Times New Roman" fo:font-size="12pt" fo:font-weight="normal" officeooo:rsid="001d359a" officeooo:paragraph-rsid="00259bf9"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Times New Roman" fo:font-size="12pt" fo:font-weight="normal" officeooo:rsid="001d359a" officeooo:paragraph-rsid="0029dc4c"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Times New Roman" fo:font-size="12pt" fo:font-weight="normal" officeooo:rsid="0030a41a" officeooo:paragraph-rsid="0030a41a"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Times New Roman" fo:font-size="12pt" fo:font-weight="normal" officeooo:rsid="0030a41a" officeooo:paragraph-rsid="0035d813"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Times New Roman" fo:font-size="12pt" fo:font-weight="normal" officeooo:rsid="0030a41a" officeooo:paragraph-rsid="003b5d48"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Times New Roman" fo:font-size="12pt" fo:font-weight="normal" officeooo:rsid="0030bf18" officeooo:paragraph-rsid="0030bf18"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Times New Roman" fo:font-size="12pt" fo:font-weight="normal" officeooo:rsid="0031f64f" officeooo:paragraph-rsid="0031f64f"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Times New Roman" fo:font-size="12pt" fo:font-weight="normal" officeooo:rsid="0035d813" officeooo:paragraph-rsid="0035d813"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Times New Roman" fo:font-size="12pt" fo:font-weight="normal" officeooo:rsid="0035d813" officeooo:paragraph-rsid="003d1475"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Times New Roman" fo:font-size="12pt" fo:font-weight="normal" officeooo:rsid="003a2b74" officeooo:paragraph-rsid="003a2b74"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Times New Roman" fo:font-size="12pt" fo:font-weight="normal" officeooo:rsid="003d1475" officeooo:paragraph-rsid="003d1475"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Times New Roman" fo:font-size="12pt" fo:font-weight="normal" officeooo:rsid="001df1f8" officeooo:paragraph-rsid="001df1f8"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Times New Roman" fo:font-size="12pt" fo:font-weight="normal" officeooo:rsid="001df1f8" officeooo:paragraph-rsid="003ed6c7"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Times New Roman" fo:font-size="12pt" fo:font-weight="normal" officeooo:rsid="003f6438" officeooo:paragraph-rsid="003f6438"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Times New Roman" fo:font-size="12pt" fo:font-weight="normal" officeooo:rsid="0041588c" officeooo:paragraph-rsid="0041588c"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Times New Roman" fo:font-size="12pt" fo:font-weight="bold" officeooo:rsid="001d359a" officeooo:paragraph-rsid="001d359a" style:font-size-asian="10.5pt" style:font-weight-asian="bold" style:font-size-complex="12pt" style:font-weight-complex="bold"/>
    </style:style>
    <style:style style:name="P30" style:family="paragraph" style:parent-style-name="Standard">
      <style:paragraph-properties fo:text-align="start" style:justify-single-word="false"/>
      <style:text-properties officeooo:paragraph-rsid="003ed6c7"/>
    </style:style>
    <style:style style:name="T1" style:family="text">
      <style:text-properties style:text-position="super 58%"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bd8a" style:font-weight-asian="normal" style:font-weight-complex="normal"/>
    </style:style>
    <style:style style:name="T5" style:family="text">
      <style:text-properties officeooo:rsid="001ebd8a"/>
    </style:style>
    <style:style style:name="T6" style:family="text">
      <style:text-properties style:font-name="Times New Roman" fo:font-size="12pt" fo:font-style="italic" fo:font-weight="normal" officeooo:rsid="001df1f8" style:font-size-asian="10.5pt" style:font-style-asian="italic" style:font-weight-asian="normal" style:font-size-complex="12pt" style:font-style-complex="italic" style:font-weight-complex="normal"/>
    </style:style>
    <style:style style:name="T7" style:family="text">
      <style:text-properties style:font-name="Times New Roman" fo:font-size="12pt" fo:font-style="italic" fo:font-weight="normal" officeooo:rsid="001ebd8a" style:font-size-asian="10.5pt" style:font-style-asian="italic" style:font-weight-asian="normal" style:font-size-complex="12pt"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italic" officeooo:rsid="001ebd8a" style:font-style-asian="italic" style:font-style-complex="italic"/>
    </style:style>
    <style:style style:name="T10" style:family="text">
      <style:text-properties fo:font-style="italic" officeooo:rsid="001fd6ac" style:font-style-asian="italic" style:font-style-complex="italic"/>
    </style:style>
    <style:style style:name="T11" style:family="text">
      <style:text-properties fo:font-style="italic" officeooo:rsid="00222c4d" style:font-style-asian="italic" style:font-style-complex="italic"/>
    </style:style>
    <style:style style:name="T12" style:family="text">
      <style:text-properties fo:font-style="italic" officeooo:rsid="0027f167" style:font-style-asian="italic" style:font-style-complex="italic"/>
    </style:style>
    <style:style style:name="T13" style:family="text">
      <style:text-properties fo:font-style="italic" officeooo:rsid="00294749" style:font-style-asian="italic" style:font-style-complex="italic"/>
    </style:style>
    <style:style style:name="T14" style:family="text">
      <style:text-properties fo:font-style="italic" officeooo:rsid="0029dc4c" style:font-style-asian="italic" style:font-style-complex="italic"/>
    </style:style>
    <style:style style:name="T15" style:family="text">
      <style:text-properties fo:font-style="italic" style:text-underline-style="none" style:font-style-asian="italic" style:font-style-complex="italic"/>
    </style:style>
    <style:style style:name="T16" style:family="text">
      <style:text-properties officeooo:rsid="001ef7bf"/>
    </style:style>
    <style:style style:name="T17" style:family="text">
      <style:text-properties officeooo:rsid="001fd6ac"/>
    </style:style>
    <style:style style:name="T18" style:family="text">
      <style:text-properties officeooo:rsid="00200288"/>
    </style:style>
    <style:style style:name="T19" style:family="text">
      <style:text-properties officeooo:rsid="00205c8f"/>
    </style:style>
    <style:style style:name="T20" style:family="text">
      <style:text-properties officeooo:rsid="00222c4d"/>
    </style:style>
    <style:style style:name="T21" style:family="text">
      <style:text-properties officeooo:rsid="00240190"/>
    </style:style>
    <style:style style:name="T22" style:family="text">
      <style:text-properties officeooo:rsid="00254b5a"/>
    </style:style>
    <style:style style:name="T23" style:family="text">
      <style:text-properties officeooo:rsid="00259bf9"/>
    </style:style>
    <style:style style:name="T24" style:family="text">
      <style:text-properties officeooo:rsid="00270886"/>
    </style:style>
    <style:style style:name="T25" style:family="text">
      <style:text-properties officeooo:rsid="0027c193"/>
    </style:style>
    <style:style style:name="T26" style:family="text">
      <style:text-properties officeooo:rsid="0027f167"/>
    </style:style>
    <style:style style:name="T27" style:family="text">
      <style:text-properties officeooo:rsid="00294749"/>
    </style:style>
    <style:style style:name="T28" style:family="text">
      <style:text-properties fo:font-style="normal" style:font-style-asian="normal" style:font-style-complex="normal"/>
    </style:style>
    <style:style style:name="T29" style:family="text">
      <style:text-properties fo:font-style="normal" officeooo:rsid="0027f167" style:font-style-asian="normal" style:font-style-complex="normal"/>
    </style:style>
    <style:style style:name="T30" style:family="text">
      <style:text-properties fo:font-style="normal" officeooo:rsid="00294749" style:font-style-asian="normal" style:font-style-complex="normal"/>
    </style:style>
    <style:style style:name="T31" style:family="text">
      <style:text-properties fo:font-style="normal" officeooo:rsid="0035d813" style:font-style-asian="normal" style:font-style-complex="normal"/>
    </style:style>
    <style:style style:name="T32" style:family="text">
      <style:text-properties fo:font-style="normal" style:text-underline-style="none" style:font-style-asian="normal" style:font-style-complex="normal"/>
    </style:style>
    <style:style style:name="T33" style:family="text">
      <style:text-properties officeooo:rsid="0029a4e1"/>
    </style:style>
    <style:style style:name="T34" style:family="text">
      <style:text-properties officeooo:rsid="0029dc4c"/>
    </style:style>
    <style:style style:name="T35" style:family="text">
      <style:text-properties officeooo:rsid="002b1030"/>
    </style:style>
    <style:style style:name="T36" style:family="text">
      <style:text-properties officeooo:rsid="00357f43"/>
    </style:style>
    <style:style style:name="T37" style:family="text">
      <style:text-properties officeooo:rsid="0035d813"/>
    </style:style>
    <style:style style:name="T38" style:family="text">
      <style:text-properties officeooo:rsid="0036b7a4"/>
    </style:style>
    <style:style style:name="T39" style:family="text">
      <style:text-properties officeooo:rsid="0037185f"/>
    </style:style>
    <style:style style:name="T40" style:family="text">
      <style:text-properties officeooo:rsid="00390105"/>
    </style:style>
    <style:style style:name="T41" style:family="text">
      <style:text-properties officeooo:rsid="003a2b74"/>
    </style:style>
    <style:style style:name="T42" style:family="text">
      <style:text-properties officeooo:rsid="003d1475"/>
    </style:style>
    <style:style style:name="T43" style:family="text">
      <style:text-properties officeooo:rsid="00444016"/>
    </style:style>
    <style:style style:name="T44" style:family="text">
      <style:text-properties officeooo:rsid="0044bdb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MPSCI 3SH3 Winter, 2021</text:p>
      <text:p text:style-name="P1"><text:span text:style-name="T2">Student Name:</text:span> Jatin Chowdhary</text:p>
      <text:p text:style-name="P1"><text:span text:style-name="T2">Mac ID:</text:span> Chowdhaj</text:p>
      <text:p text:style-name="P1"><text:span text:style-name="T2">Student #:</text:span> 400033011</text:p>
      <text:p text:style-name="P1"><text:span text:style-name="T2">Date:</text:span> <text:span text:style-name="T3">February 12</text:span><text:span text:style-name="T1">th</text:span><text:span text:style-name="T3">, 2021</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Lab 2 Report</text:p>
      <text:p text:style-name="P10"/>
      <text:p text:style-name="P10"/>
      <text:p text:style-name="P10"/>
      <text:p text:style-name="P4"/>
      <text:p text:style-name="P4"/>
      <text:p text:style-name="P4"/>
      <text:p text:style-name="P4"/>
      <text:p text:style-name="P5"><text:soft-page-break/>Q1 – time-shm</text:p>
      <text:p text:style-name="P3"/>
      <text:p text:style-name="P8">Module Description</text:p>
      <text:p text:style-name="P6"/>
      <text:p text:style-name="P14"><text:span text:style-name="T5">The </text:span><text:span text:style-name="T9">time-shm </text:span><text:span text:style-name="T5">program demonstrates </text:span><text:span text:style-name="T16">interprocess communication (IPC)</text:span><text:span text:style-name="T5"> using shared memory. </text:span><text:span text:style-name="T17">The program starts off by setting up a shared memory object, called file descriptor. Then, it forks the parent process and creates a child process. An </text:span><text:span text:style-name="T10">if-else</text:span><text:span text:style-name="T17"> conditional is used to check whether the fork was successful, execute the child process’ code, and execute the parent’s code. </text:span><text:span text:style-name="T18">The child process </text:span><text:span text:style-name="T19">maps memory to the shared memory object, and sets the size, permissions, etc. </text:span><text:span text:style-name="T20">The child process gets the </text:span><text:span text:style-name="T11">timeval</text:span><text:span text:style-name="T20"> struct and stores/prints the microseconds time in the shared memory. Subsequently, the size of the pointer to the shared memory is updated. Finally, the child process executes the command that is part of the main function’s arguments. </text:span><text:span text:style-name="T21">Once the child process finishes, the parent process terminates the child process, </text:span><text:span text:style-name="T23">and records the current epoch time in microseconds. </text:span><text:span text:style-name="T21">At this point, only the parent process is running. Previously, both processes were running, but the parent process was waiting for the child process to finish. Now, the parent process sets up a file descriptor </text:span><text:span text:style-name="T22">(FD) </text:span><text:span text:style-name="T21">for the shared memory object. Then, it </text:span><text:span text:style-name="T22">uses the FD </text:span><text:span text:style-name="T23">and</text:span><text:span text:style-name="T22"> </text:span><text:span text:style-name="T21">map</text:span><text:span text:style-name="T23">s </text:span><text:span text:style-name="T21">to the shared memory object, and sets the size, permission, </text:span><text:span text:style-name="T22">etc.</text:span><text:span text:style-name="T21"> Once this finishes, the shared memory is read, the data is copied to the parent’s local variables and converted into a</text:span><text:span text:style-name="T22">n</text:span><text:span text:style-name="T21"> opera</text:span><text:span text:style-name="T22">ble</text:span><text:span text:style-name="T21"> type. </text:span><text:span text:style-name="T24">The finish time is subtracted from the start time and the difference is printed to the terminal. Note that the result is in microseconds. </text:span><text:span text:style-name="T22">Last, but not least, the parent process removes the shared memory object, </text:span><text:span text:style-name="T34">and terminates.</text:span><text:span text:style-name="T22"> </text:span><text:span text:style-name="T18">For more information – </text:span><text:span text:style-name="T22">like functions, names, variables, etc. </text:span><text:span text:style-name="T18">– </text:span><text:span text:style-name="T22">please</text:span><text:span text:style-name="T18"> reference the source code and review its comments.</text:span></text:p>
      <text:p text:style-name="P12"/>
      <text:p text:style-name="P17">The parent and child process in the <text:span text:style-name="T8">time-shm</text:span><text:span text:style-name="T28"> </text:span>program use shared memory to communicate. In the shared memory model, interprocess communication (IPC) is done by establishing a region of memory that is shared by cooperating processes. </text:p>
      <text:p text:style-name="P17"/>
      <text:p text:style-name="P17"><text:span text:style-name="T37">The advantages </text:span><text:span text:style-name="T42">in using shared memory for IPC </text:span><text:span text:style-name="T37">are: </text:span></text:p>
      <text:p text:style-name="P17"><text:span text:style-name="T41">=&gt; </text:span><text:span text:style-name="T37">Easy to setup; the kernel is required, once, to setup the shared memory region.</text:span></text:p>
      <text:p text:style-name="P17"><text:span text:style-name="T41">=&gt; </text:span><text:span text:style-name="T37">Speed; once the shared memory region is established, no more kernel interventions are required. All further read and writes are routine memory accesses.</text:span></text:p>
      <text:p text:style-name="P17"><text:span text:style-name="T41">=&gt;</text:span><text:span text:style-name="T39">Performance</text:span><text:span text:style-name="T38">; processes can simultaneously read (from) or write (to) the </text:span><text:span text:style-name="T39">shared </text:span><text:span text:style-name="T38">memory </text:span><text:span text:style-name="T39">region. This helps improve performance because two processes can work on the same task and share results.</text:span></text:p>
      <text:p text:style-name="P17"><text:span text:style-name="T41">=&gt; </text:span><text:span text:style-name="T40">Scalability; multiple processes can share the same region of memory.</text:span></text:p>
      <text:p text:style-name="P21"/>
      <text:p text:style-name="P22">The disadvantages <text:span text:style-name="T42">in using shared memory for IPC </text:span>are: </text:p>
      <text:p text:style-name="P18"><text:span text:style-name="T41">=&gt; </text:span><text:span text:style-name="T40">Concurrency; the processes need to be synchronized so they don’t write </text:span><text:span text:style-name="T43">to </text:span><text:span text:style-name="T40">memory while the other process reads </text:span><text:span text:style-name="T43">from memory</text:span><text:span text:style-name="T40">, and vice versa.</text:span></text:p>
      <text:p text:style-name="P16"><text:span text:style-name="T41">=&gt; </text:span><text:span text:style-name="T40">Overwriting; the processes are responsible for ensuring that they are not writing to the same location, simultaneously.</text:span></text:p>
      <text:p text:style-name="P19"><text:span text:style-name="T41">=&gt; </text:span><text:span text:style-name="T40">Deadlock; depending on how the concurrency issues are addressed, a poor implementation can lead to deadlock. For instance, both child and parent want to write to the same memory location, but the parent process does not release the “lock” on the memory, so the child process is waiting indefinitely.</text:span></text:p>
      <text:p text:style-name="P7"/>
      <text:p text:style-name="P7"/>
      <text:p text:style-name="P7">*Source Code: <text:span text:style-name="T4">time-shm</text:span><text:span text:style-name="T3">.c, </text:span><text:span text:style-name="T4">Makefile</text:span></text:p>
      <text:p text:style-name="P5"><text:soft-page-break/>Q2 – time-pipe</text:p>
      <text:p text:style-name="P3"/>
      <text:p text:style-name="P8">Module Description</text:p>
      <text:p text:style-name="P6"/>
      <text:p text:style-name="P15"><text:span text:style-name="T5">The </text:span><text:span text:style-name="T9">time-pipe</text:span><text:span text:style-name="T5"> program demonstrates </text:span><text:span text:style-name="T16">interprocess communication (</text:span><text:span text:style-name="T5">IPC</text:span><text:span text:style-name="T16">) </text:span><text:span text:style-name="T5">using pipes. </text:span><text:span text:style-name="T25">The program starts off by declaring variables, one of which is </text:span><text:span text:style-name="T26">a</text:span><text:span text:style-name="T25"> file descriptor (FD). The FD is used to create a pipe. </text:span><text:span text:style-name="T26">Then, a child process is created using </text:span><text:span text:style-name="T12">fork()</text:span><text:span text:style-name="T29">, </text:span><text:span text:style-name="T30">and the return value is stored in a variable.</text:span><text:span text:style-name="T26"> An </text:span><text:span text:style-name="T12">if-else</text:span><text:span text:style-name="T26"> statement </text:span><text:span text:style-name="T27">uses this value to </text:span><text:span text:style-name="T26">check whether the fork was successful, execute the child process’ code, and execute the parent’s code. </text:span><text:span text:style-name="T27">The child process starts off by closing the read end of the pipe. Then, it calls the </text:span><text:span text:style-name="T13">gettimeofday()</text:span><text:span text:style-name="T27"> function, which copies Epoch time values into a local struct. Next, the write end of the pipe is used, and a pointer to the struct, from earlier, is written into the pipe. Once this process has completed, the write end of the pipe is closed, and the </text:span><text:span text:style-name="T33">child process executes the command in the main function’s arguments. The child process has finished, and is terminated by the parent process. At this point, only the parent process is operating. The parent process starts by recording the current Epoch time</text:span><text:span text:style-name="T34">s. These are stored in a </text:span><text:span text:style-name="T14">timeval</text:span><text:span text:style-name="T34"> struct, and will be used later. Then, the parent process closes the write end of the pipe. Next, it reads the other end of the pipe and copies the data, which is a pointer to a memory address. Once the copy is complete, the read end of the pipe is closed. At this point all </text:span><text:span text:style-name="T44">the </text:span><text:span text:style-name="T34">pipes, read and write, between parent and child are closed. Finally, </text:span><text:span text:style-name="T35">the two (microsecond) time values are subtracted – start time subtracted from finish time – and the result is printed </text:span><text:span text:style-name="T34">to the terminal. </text:span><text:span text:style-name="T35">Last, but not least,</text:span><text:span text:style-name="T34"> the program terminates. </text:span><text:span text:style-name="T18">For more information – </text:span><text:span text:style-name="T22">like functions, names, variables, etc. </text:span><text:span text:style-name="T18">– </text:span><text:span text:style-name="T22">please</text:span><text:span text:style-name="T18"> reference the source code and review its comments.</text:span></text:p>
      <text:p text:style-name="P11"/>
      <text:p text:style-name="P20">The parent and child process in <text:span text:style-name="T37">the</text:span> <text:span text:style-name="T15">time-pipe</text:span><text:span text:style-name="T32"> </text:span><text:span text:style-name="T31">program</text:span><text:span text:style-name="T28"> </text:span>use a<text:span text:style-name="T36">n ordinary</text:span> pipe to communicate. </text:p>
      <text:p text:style-name="P20"/>
      <text:p text:style-name="P23">The advantages are:</text:p>
      <text:p text:style-name="P24">=&gt; Flexibility; there are two types of pipes – bidirectional and unidirectional. You can use either depending on your needs. If you only want data to be sent from the child process to the parent process, then unidirectional is the best option. Alternatively, if you need the child and parent process to be able to send information to each other, then <text:span text:style-name="T44">bidirectional</text:span> is the best option.</text:p>
      <text:p text:style-name="P27">=&gt; Concurrency; since each process has its own write end of the pipe, there are no concurrency issues that can negatively affect the processes. <text:span text:style-name="T44">For instance, processes cannot write to the same block of memory, or a process cannot write to memory while another process reads from it.</text:span></text:p>
      <text:p text:style-name="P28">=&gt; Easy to use; as a programmer, a lot of the details are hidden, and you do not have to specify them (i.e. Buffer size, file permissions, pointers, etc.)</text:p>
      <text:p text:style-name="P23"/>
      <text:p text:style-name="P23">The disadvantages are:</text:p>
      <text:p text:style-name="P24">=&gt; Speed; reading (from) and writing (to) the pipe requires system calls. This can slow down the process if there are multiple reads and writes, because kernel intervention is required every time.</text:p>
      <text:p text:style-name="P24">=&gt; Scope; a parent-child relationship is required for an ordinary pipe. This heavily limits the use of this interprocess communication implementation.</text:p>
      <text:p text:style-name="P24">=&gt; Persistence; once the processes have terminated, the pipe is closed</text:p>
      <text:p text:style-name="P24">=&gt; Bandwidth; data can be half duplex or full duplex depending on the type of the communication</text:p>
      <text:p text:style-name="P24"/>
      <text:p text:style-name="P13"/>
      <text:p text:style-name="P6"><text:span text:style-name="T2">*Source Code:</text:span> <text:span text:style-name="T5">time-pipe</text:span>.c, <text:span text:style-name="T5">Makefile</text:span></text:p>
      <text:p text:style-name="P6"><text:soft-page-break/></text:p>
      <text:p text:style-name="P6"/>
      <text:p text:style-name="P25"><text:span text:style-name="T8"/></text:p>
      <text:p text:style-name="P25"><text:span text:style-name="T8"/></text:p>
      <text:p text:style-name="P25"><text:span text:style-name="T8"/></text:p>
      <text:p text:style-name="P25"><text:span text:style-name="T8"/></text:p>
      <text:p text:style-name="P25"><text:span text:style-name="T8"/></text:p>
      <text:p text:style-name="P25"><text:span text:style-name="T8"/></text:p>
      <text:p text:style-name="P25"><text:span text:style-name="T8"/></text:p>
      <text:p text:style-name="P25"><text:span text:style-name="T8"/></text:p>
      <text:p text:style-name="P25"><text:span text:style-name="T8"/></text:p>
      <text:p text:style-name="P25"><text:span text:style-name="T8"/></text:p>
      <text:p text:style-name="P25"><text:span text:style-name="T8"/></text:p>
      <text:p text:style-name="P25"><text:span text:style-name="T8"/></text:p>
      <text:p text:style-name="P25"><text:span text:style-name="T8"/></text:p>
      <text:p text:style-name="P25"><text:span text:style-name="T8"/></text:p>
      <text:p text:style-name="P26"><text:span text:style-name="T8"><text:line-break/></text:span></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30"><text:span text:style-name="T6">*Source </text:span><text:span text:style-name="T7">C</text:span><text:span text:style-name="T6">ode is attached in a zip fil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American Typewriter" svg:font-family="'American Typewrite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2-08T15:33:40.301380922</meta:creation-date>
    <dc:date>2021-02-09T16:53:30.313606651</dc:date>
    <meta:editing-duration>PT2H35M26S</meta:editing-duration>
    <meta:editing-cycles>28</meta:editing-cycles>
    <meta:generator>LibreOffice/7.0.4.2$MacOSX_X86_64 LibreOffice_project/dcf040e67528d9187c66b2379df5ea4407429775</meta:generator>
    <meta:document-statistic meta:table-count="0" meta:image-count="0" meta:object-count="0" meta:page-count="4" meta:paragraph-count="36" meta:word-count="1083" meta:character-count="6586" meta:non-whitespace-character-count="5524"/>
  </office:meta>
</office:document-meta>
</file>